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333333" loext:opacity="100%" style:font-name="Consolas" fo:font-size="10.5pt" fo:font-weight="normal" fo:background-color="#fdf6e3"/>
    </style:style>
    <style:style style:name="P2" style:family="paragraph" style:parent-style-name="Standard">
      <style:paragraph-properties style:line-height-at-least="0.503cm"/>
      <style:text-properties fo:color="#333333" loext:opacity="100%" fo:background-color="#fdf6e3"/>
    </style:style>
    <style:style style:name="P3" style:family="paragraph" style:parent-style-name="Standard">
      <style:paragraph-properties style:line-height-at-least="0.503cm"/>
      <style:text-properties fo:color="#657b83" loext:opacity="100%" fo:background-color="#fdf6e3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top="0cm" fo:margin-bottom="0.499cm" style:contextual-spacing="false" style:line-height-at-least="0.503cm"/>
      <style:text-properties fo:color="#333333" loext:opacity="100%" style:font-name="Consolas" fo:font-size="10.5pt" fo:font-weight="normal" fo:background-color="#fdf6e3"/>
    </style:style>
    <style:style style:name="P6" style:family="paragraph" style:parent-style-name="Standard">
      <style:paragraph-properties fo:margin-top="0cm" fo:margin-bottom="0.499cm" style:contextual-spacing="false" style:line-height-at-least="0.503cm"/>
    </style:style>
    <style:style style:name="T1" style:family="text">
      <style:text-properties fo:color="#93a1a1" loext:opacity="100%"/>
    </style:style>
    <style:style style:name="T2" style:family="text">
      <style:text-properties fo:color="#93a1a1" loext:opacity="100%" style:font-name="Consolas" fo:font-size="10.5pt" fo:font-weight="normal"/>
    </style:style>
    <style:style style:name="T3" style:family="text">
      <style:text-properties fo:color="#93a1a1" loext:opacity="100%" style:font-name="Consolas" fo:font-size="10.5pt" fo:font-style="italic" fo:font-weight="normal"/>
    </style:style>
    <style:style style:name="T4" style:family="text">
      <style:text-properties fo:color="#268bd2" loext:opacity="100%"/>
    </style:style>
    <style:style style:name="T5" style:family="text">
      <style:text-properties fo:color="#268bd2" loext:opacity="100%" style:font-name="Consolas" fo:font-size="10.5pt" fo:font-weight="normal"/>
    </style:style>
    <style:style style:name="T6" style:family="text">
      <style:text-properties fo:color="#2aa198" loext:opacity="100%"/>
    </style:style>
    <style:style style:name="T7" style:family="text">
      <style:text-properties fo:color="#2aa198" loext:opacity="100%" style:font-name="Consolas" fo:font-size="10.5pt" fo:font-weight="normal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657b83" loext:opacity="100%"/>
    </style:style>
    <style:style style:name="T10" style:family="text">
      <style:text-properties fo:color="#657b83" loext:opacity="100%" style:font-name="Consolas" fo:font-size="10.5pt" fo:font-weight="normal"/>
    </style:style>
    <style:style style:name="T11" style:family="text">
      <style:text-properties fo:color="#073642" loext:opacity="100%" style:font-name="Consolas" fo:font-size="10.5pt" fo:font-weight="bold"/>
    </style:style>
    <style:style style:name="T12" style:family="text">
      <style:text-properties fo:color="#859900" loext:opacity="100%" style:font-name="Consolas" fo:font-size="10.5pt" fo:font-weight="normal"/>
    </style:style>
    <style:style style:name="T13" style:family="text">
      <style:text-properties fo:color="#d33682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!</text:span><text:span text:style-name="T4">DOCTYPE</text:span> <text:span text:style-name="T1">html&gt;</text:span></text:p>
      <text:p text:style-name="P1"><text:span text:style-name="T1">&lt;</text:span><text:span text:style-name="T4">html</text:span> <text:span text:style-name="T1">lang</text:span>=<text:span text:style-name="T6">"en"</text:span><text:span text:style-name="T1">&gt;</text:span></text:p>
      <text:p text:style-name="P4"/>
      <text:p text:style-name="P1"><text:span text:style-name="T1">&lt;</text:span><text:span text:style-name="T4">head</text:span><text:span text:style-name="T1">&gt;</text:span></text:p>
      <text:p text:style-name="P2">  <text:span text:style-name="T2">&lt;</text:span><text:span text:style-name="T5">meta</text:span><text:span text:style-name="T8"> </text:span><text:span text:style-name="T2">charset</text:span><text:span text:style-name="T8">=</text:span><text:span text:style-name="T7">"UTF-8"</text:span><text:span text:style-name="T2">&gt;</text:span></text:p>
      <text:p text:style-name="P2">  <text:span text:style-name="T2">&lt;</text:span><text:span text:style-name="T5">meta</text:span><text:span text:style-name="T8"> </text:span><text:span text:style-name="T2">name</text:span><text:span text:style-name="T8">=</text:span><text:span text:style-name="T7">"viewport"</text:span><text:span text:style-name="T8"> </text:span><text:span text:style-name="T2">content</text:span><text:span text:style-name="T8">=</text:span><text:span text:style-name="T7">"width=device-width, initial-scale=1.0"</text:span><text:span text:style-name="T2">&gt;</text:span></text:p>
      <text:p text:style-name="P2">  <text:span text:style-name="T2">&lt;</text:span><text:span text:style-name="T5">title</text:span><text:span text:style-name="T2">&gt;</text:span><text:span text:style-name="T8">FAJ-Emgeprom</text:span><text:span text:style-name="T2">&lt;/</text:span><text:span text:style-name="T5">title</text:span><text:span text:style-name="T2">&gt;</text:span></text:p>
      <text:p text:style-name="P2">  <text:span text:style-name="T2">&lt;</text:span><text:span text:style-name="T5">link</text:span><text:span text:style-name="T8"> </text:span><text:span text:style-name="T2">rel</text:span><text:span text:style-name="T8">=</text:span><text:span text:style-name="T7">"stylesheet"</text:span><text:span text:style-name="T8"> </text:span><text:span text:style-name="T2">href</text:span><text:span text:style-name="T8">=</text:span><text:span text:style-name="T7">"javascript/css/bootstrap.css"</text:span><text:span text:style-name="T2">&gt;</text:span></text:p>
      <text:p text:style-name="P2">  <text:span text:style-name="T2">&lt;</text:span><text:span text:style-name="T5">link</text:span><text:span text:style-name="T8"> </text:span><text:span text:style-name="T2">rel</text:span><text:span text:style-name="T8">=</text:span><text:span text:style-name="T7">"stylesheet"</text:span><text:span text:style-name="T8"> </text:span><text:span text:style-name="T2">href</text:span><text:span text:style-name="T8">=</text:span><text:span text:style-name="T7">"css/main.css"</text:span><text:span text:style-name="T2">&gt;</text:span></text:p>
      <text:p text:style-name="P2">  <text:span text:style-name="T2">&lt;</text:span><text:span text:style-name="T5">link</text:span><text:span text:style-name="T8"> </text:span><text:span text:style-name="T2">rel</text:span><text:span text:style-name="T8">=</text:span><text:span text:style-name="T7">"stylesheet"</text:span><text:span text:style-name="T8"> </text:span><text:span text:style-name="T2">href</text:span><text:span text:style-name="T8">=</text:span><text:span text:style-name="T7">"css/public.css"</text:span><text:span text:style-name="T2">&gt;</text:span></text:p>
      <text:p text:style-name="P1"><text:span text:style-name="T1">&lt;/</text:span><text:span text:style-name="T4">head</text:span><text:span text:style-name="T1">&gt;</text:span></text:p>
      <text:p text:style-name="P5"><text:line-break/></text:p>
      <text:p text:style-name="P1"><text:span text:style-name="T1">&lt;</text:span><text:span text:style-name="T4">body</text:span><text:span text:style-name="T1">&gt;</text:span></text:p>
      <text:p text:style-name="P4"/>
      <text:p text:style-name="P2">  <text:span text:style-name="T2">&lt;</text:span><text:span text:style-name="T5">nav</text:span><text:span text:style-name="T8"> </text:span><text:span text:style-name="T2">class</text:span><text:span text:style-name="T8">=</text:span><text:span text:style-name="T7">"navbar sticky-top"</text:span><text:span text:style-name="T8"> </text:span><text:span text:style-name="T2">id</text:span><text:span text:style-name="T8">=</text:span><text:span text:style-name="T7">"navbar"</text:span><text:span text:style-name="T2">&gt;</text:span></text:p>
      <text:p text:style-name="P2">    <text:span text:style-name="T2">&lt;</text:span><text:span text:style-name="T5">nav</text:span><text:span text:style-name="T2">&gt;</text:span></text:p>
      <text:p text:style-name="P2">      <text:span text:style-name="T2">&lt;</text:span><text:span text:style-name="T5">svg</text:span><text:span text:style-name="T8"> </text:span><text:span text:style-name="T2">aria-hidden</text:span><text:span text:style-name="T8">=</text:span><text:span text:style-name="T7">"true"</text:span><text:span text:style-name="T8"> </text:span><text:span text:style-name="T2">data-prefix</text:span><text:span text:style-name="T8">=</text:span><text:span text:style-name="T7">"fas"</text:span><text:span text:style-name="T8"> </text:span><text:span text:style-name="T2">data-icon</text:span><text:span text:style-name="T8">=</text:span><text:span text:style-name="T7">"bars"</text:span><text:span text:style-name="T8"> </text:span><text:span text:style-name="T2">onclick</text:span><text:span text:style-name="T8">=</text:span><text:span text:style-name="T7">"ActiveSidebar()"</text:span></text:p>
      <text:p text:style-name="P2">        <text:span text:style-name="T2">class</text:span><text:span text:style-name="T8">=</text:span><text:span text:style-name="T7">"svg-inline--fa fa-bars fa-w-14"</text:span><text:span text:style-name="T8"> </text:span><text:span text:style-name="T2">xmlns</text:span><text:span text:style-name="T8">=</text:span><text:span text:style-name="T7">"http://www.w3.org/2000/svg"</text:span><text:span text:style-name="T8"> </text:span><text:span text:style-name="T2">viewBox</text:span><text:span text:style-name="T8">=</text:span><text:span text:style-name="T7">"0 0 448 512"</text:span><text:span text:style-name="T2">&gt;</text:span></text:p>
      <text:p text:style-name="P2">        <text:span text:style-name="T2">&lt;</text:span><text:span text:style-name="T5">path</text:span></text:p>
      <text:p text:style-name="P2">          <text:span text:style-name="T2">d</text:span><text:span text:style-name="T8">=</text:span><text:span text:style-name="T7">"M16 132h416c8.837 0 16-7.163 16-16V76c0-8.837-7.163-16-16-16H16C7.163 60 0 67.163 0 76v40c0 8.837 7.163 16 16 16zm0 160h416c8.837 0 16-7.163 16-16v-40c0-8.837-7.163-16-16-16H16c-8.837 0-16 7.163-16 16v40c0 8.837 7.163 16 16 16zm0 160h416c8.837 0 16-7.163 16-16v-40c0-8.837-7.163-16-16-16H16c-8.837 0-16 7.163-16 16v40c0 8.837 7.163 16 16 16z"</text:span><text:span text:style-name="T2">&gt;</text:span></text:p>
      <text:p text:style-name="P2">        <text:span text:style-name="T2">&lt;/</text:span><text:span text:style-name="T5">path</text:span><text:span text:style-name="T2">&gt;</text:span></text:p>
      <text:p text:style-name="P2">      <text:span text:style-name="T2">&lt;/</text:span><text:span text:style-name="T5">svg</text:span><text:span text:style-name="T2">&gt;</text:span></text:p>
      <text:p text:style-name="P4"/>
      <text:p text:style-name="P2">      <text:span text:style-name="T2">&lt;</text:span><text:span text:style-name="T5">img</text:span><text:span text:style-name="T8"> </text:span><text:span text:style-name="T2">src</text:span><text:span text:style-name="T8">=</text:span><text:span text:style-name="T7">"Arquivos/Icones/emgepron-logo-2.png"</text:span><text:span text:style-name="T8"> </text:span><text:span text:style-name="T2">style</text:span><text:span text:style-name="T8">=</text:span><text:span text:style-name="T7">"margin-left: 20px;"</text:span><text:span text:style-name="T2">&gt;</text:span></text:p>
      <text:p text:style-name="P2">    <text:span text:style-name="T2">&lt;/</text:span><text:span text:style-name="T5">nav</text:span><text:span text:style-name="T2">&gt;</text:span></text:p>
      <text:p text:style-name="P4"/>
      <text:p text:style-name="P2">    <text:span text:style-name="T2">&lt;</text:span><text:span text:style-name="T5">nav</text:span><text:span text:style-name="T8"> </text:span><text:span text:style-name="T2">class</text:span><text:span text:style-name="T8">=</text:span><text:span text:style-name="T7">"nav-login"</text:span><text:span text:style-name="T2">&gt;</text:span></text:p>
      <text:p text:style-name="P4"/>
      <text:p text:style-name="P2">      <text:span text:style-name="T2">&lt;</text:span><text:span text:style-name="T5">form</text:span><text:span text:style-name="T8"> </text:span><text:span text:style-name="T2">action</text:span><text:span text:style-name="T8">=</text:span><text:span text:style-name="T7">""</text:span><text:span text:style-name="T8"> </text:span><text:span text:style-name="T2">method</text:span><text:span text:style-name="T8">=</text:span><text:span text:style-name="T7">"POST"</text:span><text:span text:style-name="T8"> </text:span><text:span text:style-name="T2">style</text:span><text:span text:style-name="T8">=</text:span><text:span text:style-name="T7">"display:flex;"</text:span><text:span text:style-name="T2">&gt;</text:span></text:p>
      <text:p text:style-name="P2">        <text:span text:style-name="T2">&lt;</text:span><text:span text:style-name="T5">div</text:span><text:span text:style-name="T8"> </text:span><text:span text:style-name="T2">style</text:span><text:span text:style-name="T8">=</text:span><text:span text:style-name="T7">"display:flex; margin-top: 5px;"</text:span><text:span text:style-name="T2">&gt;</text:span></text:p>
      <text:p text:style-name="P4"/>
      <text:p text:style-name="P2">          <text:span text:style-name="T2">&lt;</text:span><text:span text:style-name="T5">input</text:span><text:span text:style-name="T8"> </text:span><text:span text:style-name="T2">type</text:span><text:span text:style-name="T8">=</text:span><text:span text:style-name="T7">"text"</text:span><text:span text:style-name="T8"> </text:span><text:span text:style-name="T2">id</text:span><text:span text:style-name="T8">=</text:span><text:span text:style-name="T7">"username"</text:span><text:span text:style-name="T8"> </text:span><text:span text:style-name="T2">style</text:span><text:span text:style-name="T8">=</text:span><text:span text:style-name="T7">"border-radius: 7px 0 0 7px;"</text:span><text:span text:style-name="T8"> </text:span><text:span text:style-name="T2">class</text:span><text:span text:style-name="T8">=</text:span><text:span text:style-name="T7">"form-control"</text:span><text:span text:style-name="T8"> </text:span><text:span text:style-name="T2">name</text:span><text:span text:style-name="T8">=</text:span><text:span text:style-name="T7">"Usuario"</text:span></text:p>
      <text:p text:style-name="P2">            <text:span text:style-name="T2">placeholder</text:span><text:span text:style-name="T8">=</text:span><text:span text:style-name="T7">"Usuario"</text:span><text:span text:style-name="T2">&gt;</text:span></text:p>
      <text:p text:style-name="P2">          <text:span text:style-name="T2">&lt;</text:span><text:span text:style-name="T5">input</text:span><text:span text:style-name="T8"> </text:span><text:span text:style-name="T2">type</text:span><text:span text:style-name="T8">=</text:span><text:span text:style-name="T7">"text"</text:span><text:span text:style-name="T8"> </text:span><text:span text:style-name="T2">id</text:span><text:span text:style-name="T8">=</text:span><text:span text:style-name="T7">"key"</text:span><text:span text:style-name="T8"> </text:span><text:span text:style-name="T2">name</text:span><text:span text:style-name="T8">=</text:span><text:span text:style-name="T7">"senha"</text:span><text:span text:style-name="T8"> </text:span><text:span text:style-name="T2">style</text:span><text:span text:style-name="T8">=</text:span><text:span text:style-name="T7">"border-radius: 0 7px 7px 0; margin-right: 20px;"</text:span></text:p>
      <text:p text:style-name="P2">            <text:span text:style-name="T2">class</text:span><text:span text:style-name="T8">=</text:span><text:span text:style-name="T7">"form-control"</text:span><text:span text:style-name="T8"> </text:span><text:span text:style-name="T2">placeholder</text:span><text:span text:style-name="T8">=</text:span><text:span text:style-name="T7">"Senha"</text:span><text:span text:style-name="T2">&gt;</text:span></text:p>
      <text:p text:style-name="P2">            <text:span text:style-name="T2">&lt;</text:span><text:span text:style-name="T5">button</text:span><text:span text:style-name="T8"> </text:span><text:span text:style-name="T2">id</text:span><text:span text:style-name="T8">=</text:span><text:span text:style-name="T7">"sub"</text:span><text:span text:style-name="T8"> </text:span><text:span text:style-name="T2">hidden</text:span><text:span text:style-name="T8"> </text:span><text:span text:style-name="T2">type</text:span><text:span text:style-name="T8">=</text:span><text:span text:style-name="T7">"submit"</text:span><text:span text:style-name="T2">&gt;&lt;/</text:span><text:span text:style-name="T5">button</text:span><text:span text:style-name="T2">&gt;</text:span></text:p>
      <text:p text:style-name="P2">        <text:span text:style-name="T2">&lt;/</text:span><text:span text:style-name="T5">div</text:span><text:span text:style-name="T2">&gt;</text:span></text:p>
      <text:p text:style-name="P2">          <text:span text:style-name="T2">&lt;</text:span><text:span text:style-name="T5">label</text:span><text:span text:style-name="T8"> </text:span><text:span text:style-name="T2">for</text:span><text:span text:style-name="T8">=</text:span><text:span text:style-name="T7">"sub"</text:span><text:span text:style-name="T2">&gt;</text:span></text:p>
      <text:p text:style-name="P2">            <text:span text:style-name="T2">&lt;</text:span><text:span text:style-name="T5">svg</text:span><text:span text:style-name="T8"> </text:span><text:span text:style-name="T2">aria-hidden</text:span><text:span text:style-name="T8">=</text:span><text:span text:style-name="T7">"true"</text:span><text:span text:style-name="T8"> </text:span><text:span text:style-name="T2">data-prefix</text:span><text:span text:style-name="T8">=</text:span><text:span text:style-name="T7">"far"</text:span><text:span text:style-name="T8"> </text:span><text:span text:style-name="T2">data-icon</text:span><text:span text:style-name="T8">=</text:span><text:span text:style-name="T7">"caret-square-right"</text:span><text:span text:style-name="T8"> </text:span><text:span text:style-name="T2">style</text:span><text:span text:style-name="T8">=</text:span><text:span text:style-name="T7">"margin-top: 6.5px;"</text:span></text:p>
      <text:p text:style-name="P2">              <text:span text:style-name="T2">class</text:span><text:span text:style-name="T8">=</text:span><text:span text:style-name="T7">"svg-inline--fa fa-caret-square-right fa-w-14"</text:span><text:span text:style-name="T8"> </text:span><text:span text:style-name="T2">viewBox</text:span><text:span text:style-name="T8">=</text:span><text:span text:style-name="T7">"0 0 448 512"</text:span><text:span text:style-name="T2">&gt;</text:span></text:p>
      <text:p text:style-name="P2"><text:soft-page-break/>              <text:span text:style-name="T2">&lt;</text:span><text:span text:style-name="T5">path</text:span></text:p>
      <text:p text:style-name="P2">                <text:span text:style-name="T2">d</text:span><text:span text:style-name="T8">=</text:span><text:span text:style-name="T7">"M176 354.9V157.1c0-10.7 13-16.1 20.5-8.5l98.3 98.9c4.7 4.7 4.7 12.2 0 16.9l-98.3 98.9c-7.5 7.7-20.5 2.3-20.5-8.4zM448 80v352c0 26.5-21.5 48-48 48H48c-26.5 0-48-21.5-48-48V80c0-26.5 21.5-48 48-48h352c26.5 0 48 21.5 48 48zm-48 346V86c0-3.3-2.7-6-6-6H54c-3.3 0-6 2.7-6 6v340c0 3.3 2.7 6 6 6h340c3.3 0 6-2.7 6-6z"</text:span><text:span text:style-name="T2">&gt;</text:span></text:p>
      <text:p text:style-name="P2">              <text:span text:style-name="T2">&lt;/</text:span><text:span text:style-name="T5">path</text:span><text:span text:style-name="T2">&gt;</text:span></text:p>
      <text:p text:style-name="P2">            <text:span text:style-name="T2">&lt;/</text:span><text:span text:style-name="T5">svg</text:span><text:span text:style-name="T2">&gt;</text:span></text:p>
      <text:p text:style-name="P2">          <text:span text:style-name="T2">&lt;/</text:span><text:span text:style-name="T5">label</text:span><text:span text:style-name="T2">&gt;</text:span></text:p>
      <text:p text:style-name="P2">      <text:span text:style-name="T2">&lt;/</text:span><text:span text:style-name="T5">form</text:span><text:span text:style-name="T2">&gt;</text:span></text:p>
      <text:p text:style-name="P4"/>
      <text:p text:style-name="P2">    <text:span text:style-name="T2">&lt;/</text:span><text:span text:style-name="T5">nav</text:span><text:span text:style-name="T2">&gt;</text:span></text:p>
      <text:p text:style-name="P4"/>
      <text:p text:style-name="P2">  <text:span text:style-name="T2">&lt;/</text:span><text:span text:style-name="T5">nav</text:span><text:span text:style-name="T2">&gt;</text:span></text:p>
      <text:p text:style-name="P4"/>
      <text:p text:style-name="P2">  <text:span text:style-name="T2">&lt;</text:span><text:span text:style-name="T5">div</text:span><text:span text:style-name="T8"> </text:span><text:span text:style-name="T2">class</text:span><text:span text:style-name="T8">=</text:span><text:span text:style-name="T7">"container-fluid"</text:span><text:span text:style-name="T2">&gt;</text:span></text:p>
      <text:p text:style-name="P4"/>
      <text:p text:style-name="P2">    <text:span text:style-name="T3">&lt;!--News Header--&gt;</text:span></text:p>
      <text:p text:style-name="P2">    <text:span text:style-name="T2">&lt;</text:span><text:span text:style-name="T5">div</text:span><text:span text:style-name="T8"> </text:span><text:span text:style-name="T2">class</text:span><text:span text:style-name="T8">=</text:span><text:span text:style-name="T7">"row justify-content-center"</text:span><text:span text:style-name="T8"> </text:span><text:span text:style-name="T2">style</text:span><text:span text:style-name="T8">=</text:span><text:span text:style-name="T7">"margin-top: 10px;"</text:span><text:span text:style-name="T2">&gt;</text:span></text:p>
      <text:p text:style-name="P2">      <text:span text:style-name="T2">&lt;</text:span><text:span text:style-name="T5">img</text:span><text:span text:style-name="T8"> </text:span><text:span text:style-name="T2">src</text:span><text:span text:style-name="T8">=</text:span><text:span text:style-name="T7">"Arquivos/Icones/FAJCMC-Sem-fundo.png"</text:span><text:span text:style-name="T8"> </text:span><text:span text:style-name="T2">alt</text:span><text:span text:style-name="T8">=</text:span><text:span text:style-name="T7">""</text:span><text:span text:style-name="T8"> </text:span><text:span text:style-name="T2">class</text:span><text:span text:style-name="T8">=</text:span><text:span text:style-name="T7">"Logo-Faj"</text:span><text:span text:style-name="T2">&gt;</text:span></text:p>
      <text:p text:style-name="P2">      <text:span text:style-name="T2">&lt;</text:span><text:span text:style-name="T5">p</text:span><text:span text:style-name="T8"> </text:span><text:span text:style-name="T2">class</text:span><text:span text:style-name="T8">=</text:span><text:span text:style-name="T7">"News-Header"</text:span><text:span text:style-name="T2">&gt;</text:span><text:span text:style-name="T8">Noticias Principais</text:span><text:span text:style-name="T2">&lt;/</text:span><text:span text:style-name="T5">p</text:span><text:span text:style-name="T2">&gt;</text:span></text:p>
      <text:p text:style-name="P2">    <text:span text:style-name="T2">&lt;/</text:span><text:span text:style-name="T5">div</text:span><text:span text:style-name="T2">&gt;</text:span></text:p>
      <text:p text:style-name="P4"/>
      <text:p text:style-name="P2">    <text:span text:style-name="T3">&lt;!--Carrousel News--&gt;</text:span></text:p>
      <text:p text:style-name="P2">    <text:span text:style-name="T2">&lt;</text:span><text:span text:style-name="T5">div</text:span><text:span text:style-name="T8"> </text:span><text:span text:style-name="T2">class</text:span><text:span text:style-name="T8">=</text:span><text:span text:style-name="T7">"row justify-content-center"</text:span><text:span text:style-name="T2">&gt;</text:span></text:p>
      <text:p text:style-name="P2">      <text:span text:style-name="T2">&lt;</text:span><text:span text:style-name="T5">div</text:span><text:span text:style-name="T8"> </text:span><text:span text:style-name="T2">id</text:span><text:span text:style-name="T8">=</text:span><text:span text:style-name="T7">"MainNews"</text:span><text:span text:style-name="T8"> </text:span><text:span text:style-name="T2">class</text:span><text:span text:style-name="T8">=</text:span><text:span text:style-name="T7">"carousel slide"</text:span><text:span text:style-name="T8"> </text:span><text:span text:style-name="T2">data-ride</text:span><text:span text:style-name="T8">=</text:span><text:span text:style-name="T7">"carousel"</text:span><text:span text:style-name="T2">&gt;</text:span></text:p>
      <text:p text:style-name="P2">        <text:span text:style-name="T2">&lt;</text:span><text:span text:style-name="T5">ol</text:span><text:span text:style-name="T8"> </text:span><text:span text:style-name="T2">class</text:span><text:span text:style-name="T8">=</text:span><text:span text:style-name="T7">"carousel-indicators"</text:span><text:span text:style-name="T2">&gt;</text:span></text:p>
      <text:p text:style-name="P2">          <text:span text:style-name="T2">&lt;</text:span><text:span text:style-name="T5">li</text:span><text:span text:style-name="T8"> </text:span><text:span text:style-name="T2">data-target</text:span><text:span text:style-name="T8">=</text:span><text:span text:style-name="T7">"#MainNews"</text:span><text:span text:style-name="T8"> </text:span><text:span text:style-name="T2">data-slide-to</text:span><text:span text:style-name="T8">=</text:span><text:span text:style-name="T7">"0"</text:span><text:span text:style-name="T8"> </text:span><text:span text:style-name="T2">class</text:span><text:span text:style-name="T8">=</text:span><text:span text:style-name="T7">"active"</text:span><text:span text:style-name="T2">&gt;&lt;/</text:span><text:span text:style-name="T5">li</text:span><text:span text:style-name="T2">&gt;</text:span></text:p>
      <text:p text:style-name="P2">          <text:span text:style-name="T2">&lt;</text:span><text:span text:style-name="T5">li</text:span><text:span text:style-name="T8"> </text:span><text:span text:style-name="T2">data-target</text:span><text:span text:style-name="T8">=</text:span><text:span text:style-name="T7">"#MainNews"</text:span><text:span text:style-name="T8"> </text:span><text:span text:style-name="T2">data-slide-to</text:span><text:span text:style-name="T8">=</text:span><text:span text:style-name="T7">"1"</text:span><text:span text:style-name="T2">&gt;&lt;/</text:span><text:span text:style-name="T5">li</text:span><text:span text:style-name="T2">&gt;</text:span></text:p>
      <text:p text:style-name="P2">          <text:span text:style-name="T2">&lt;</text:span><text:span text:style-name="T5">li</text:span><text:span text:style-name="T8"> </text:span><text:span text:style-name="T2">data-target</text:span><text:span text:style-name="T8">=</text:span><text:span text:style-name="T7">"#MainNews"</text:span><text:span text:style-name="T8"> </text:span><text:span text:style-name="T2">data-slide-to</text:span><text:span text:style-name="T8">=</text:span><text:span text:style-name="T7">"2"</text:span><text:span text:style-name="T2">&gt;&lt;/</text:span><text:span text:style-name="T5">li</text:span><text:span text:style-name="T2">&gt;</text:span></text:p>
      <text:p text:style-name="P2">        <text:span text:style-name="T2">&lt;/</text:span><text:span text:style-name="T5">ol</text:span><text:span text:style-name="T2">&gt;</text:span></text:p>
      <text:p text:style-name="P4"/>
      <text:p text:style-name="P2">        <text:span text:style-name="T2">&lt;</text:span><text:span text:style-name="T5">div</text:span><text:span text:style-name="T8"> </text:span><text:span text:style-name="T2">class</text:span><text:span text:style-name="T8">=</text:span><text:span text:style-name="T7">"carousel-inner"</text:span><text:span text:style-name="T2">&gt;</text:span></text:p>
      <text:p text:style-name="P4"/>
      <text:p text:style-name="P2">          <text:span text:style-name="T2">&lt;</text:span><text:span text:style-name="T5">div</text:span><text:span text:style-name="T8"> </text:span><text:span text:style-name="T2">class</text:span><text:span text:style-name="T8">=</text:span><text:span text:style-name="T7">"carousel-item active justify-content-center"</text:span><text:span text:style-name="T8"> </text:span><text:span text:style-name="T2">id</text:span><text:span text:style-name="T8">=</text:span><text:span text:style-name="T7">"0"</text:span><text:span text:style-name="T2">&gt;</text:span></text:p>
      <text:p text:style-name="P2">            <text:span text:style-name="T2">&lt;</text:span><text:span text:style-name="T5">div</text:span><text:span text:style-name="T8"> </text:span><text:span text:style-name="T2">class</text:span><text:span text:style-name="T8">=</text:span><text:span text:style-name="T7">"News justify-content-center"</text:span><text:span text:style-name="T2">&gt;</text:span></text:p>
      <text:p text:style-name="P2">              <text:span text:style-name="T2">&lt;</text:span><text:span text:style-name="T5">div</text:span><text:span text:style-name="T8"> </text:span><text:span text:style-name="T2">class</text:span><text:span text:style-name="T8">=</text:span><text:span text:style-name="T7">"slide-text"</text:span><text:span text:style-name="T2">&gt;</text:span></text:p>
      <text:p text:style-name="P2">                <text:span text:style-name="T2">&lt;</text:span><text:span text:style-name="T5">h5</text:span><text:span text:style-name="T8"> </text:span><text:span text:style-name="T2">style</text:span><text:span text:style-name="T8">=</text:span><text:span text:style-name="T7">"font-weight: bold;"</text:span><text:span text:style-name="T2">&gt;</text:span><text:span text:style-name="T8">Coronga</text:span><text:span text:style-name="T2">&lt;/</text:span><text:span text:style-name="T5">h5</text:span><text:span text:style-name="T2">&gt;</text:span></text:p>
      <text:p text:style-name="P2">                <text:span text:style-name="T2">&lt;</text:span><text:span text:style-name="T5">p</text:span><text:span text:style-name="T2">&gt;</text:span><text:span text:style-name="T8">aaaaaaaaaaaaaaaaaaaaaaaaaaaaaaaaaaaaaaaaaaaaaaaaaaaaaaaaa</text:span><text:span text:style-name="T2">&lt;/</text:span><text:span text:style-name="T5">p</text:span><text:span text:style-name="T2">&gt;</text:span></text:p>
      <text:p text:style-name="P2">              <text:span text:style-name="T2">&lt;/</text:span><text:span text:style-name="T5">div</text:span><text:span text:style-name="T2">&gt;</text:span></text:p>
      <text:p text:style-name="P2">              <text:span text:style-name="T2">&lt;</text:span><text:span text:style-name="T5">img</text:span><text:span text:style-name="T8"> </text:span><text:span text:style-name="T2">src</text:span><text:span text:style-name="T8">=</text:span><text:span text:style-name="T7">"Arquivos/Imagens/intranet_11.jpg.jpg"</text:span><text:span text:style-name="T8"> </text:span><text:span text:style-name="T2">class</text:span><text:span text:style-name="T8">=</text:span><text:span text:style-name="T7">"w-100"</text:span><text:span text:style-name="T2">&gt;</text:span></text:p>
      <text:p text:style-name="P2">            <text:span text:style-name="T2">&lt;/</text:span><text:span text:style-name="T5">div</text:span><text:span text:style-name="T2">&gt;</text:span></text:p>
      <text:p text:style-name="P2">          <text:span text:style-name="T2">&lt;/</text:span><text:span text:style-name="T5">div</text:span><text:span text:style-name="T2">&gt;</text:span></text:p>
      <text:p text:style-name="P4"/>
      <text:p text:style-name="P2">          <text:span text:style-name="T2">&lt;</text:span><text:span text:style-name="T5">div</text:span><text:span text:style-name="T8"> </text:span><text:span text:style-name="T2">class</text:span><text:span text:style-name="T8">=</text:span><text:span text:style-name="T7">"carousel-item"</text:span><text:span text:style-name="T8"> </text:span><text:span text:style-name="T2">id</text:span><text:span text:style-name="T8">=</text:span><text:span text:style-name="T7">"1"</text:span><text:span text:style-name="T2">&gt;</text:span></text:p>
      <text:p text:style-name="P2">            <text:span text:style-name="T2">&lt;</text:span><text:span text:style-name="T5">div</text:span><text:span text:style-name="T8"> </text:span><text:span text:style-name="T2">class</text:span><text:span text:style-name="T8">=</text:span><text:span text:style-name="T7">"News justify-content-center"</text:span><text:span text:style-name="T2">&gt;</text:span></text:p>
      <text:p text:style-name="P2">              <text:span text:style-name="T2">&lt;</text:span><text:span text:style-name="T5">div</text:span><text:span text:style-name="T8"> </text:span><text:span text:style-name="T2">class</text:span><text:span text:style-name="T8">=</text:span><text:span text:style-name="T7">"slide-text"</text:span><text:span text:style-name="T2">&gt;</text:span></text:p>
      <text:p text:style-name="P2">                <text:span text:style-name="T2">&lt;</text:span><text:span text:style-name="T5">h5</text:span><text:span text:style-name="T8"> </text:span><text:span text:style-name="T2">style</text:span><text:span text:style-name="T8">=</text:span><text:span text:style-name="T7">"font-weight: bold;"</text:span><text:span text:style-name="T2">&gt;</text:span><text:span text:style-name="T8">Coronga</text:span><text:span text:style-name="T2">&lt;/</text:span><text:span text:style-name="T5">h5</text:span><text:span text:style-name="T2">&gt;</text:span></text:p>
      <text:p text:style-name="P2">                <text:span text:style-name="T2">&lt;</text:span><text:span text:style-name="T5">p</text:span><text:span text:style-name="T2">&gt;</text:span><text:span text:style-name="T8">Lorem ipsum dolor sit amet consectetur adipisicing elit.</text:span><text:span text:style-name="T2">&lt;/</text:span><text:span text:style-name="T5">p</text:span><text:span text:style-name="T2">&gt;</text:span></text:p>
      <text:p text:style-name="P2">              <text:span text:style-name="T2">&lt;/</text:span><text:span text:style-name="T5">div</text:span><text:span text:style-name="T2">&gt;</text:span></text:p>
      <text:p text:style-name="P2">              <text:span text:style-name="T2">&lt;</text:span><text:span text:style-name="T5">img</text:span><text:span text:style-name="T8"> </text:span><text:span text:style-name="T2">src</text:span><text:span text:style-name="T8">=</text:span><text:span text:style-name="T7">"Arquivos\Imagens\intranet-8.jpg"</text:span><text:span text:style-name="T8"> </text:span><text:span text:style-name="T2">class</text:span><text:span text:style-name="T8">=</text:span><text:span text:style-name="T7">"w-100"</text:span><text:span text:style-name="T2">&gt;</text:span></text:p>
      <text:p text:style-name="P2">            <text:span text:style-name="T2">&lt;/</text:span><text:span text:style-name="T5">div</text:span><text:span text:style-name="T2">&gt;</text:span></text:p>
      <text:p text:style-name="P2"><text:soft-page-break/>          <text:span text:style-name="T2">&lt;/</text:span><text:span text:style-name="T5">div</text:span><text:span text:style-name="T2">&gt;</text:span></text:p>
      <text:p text:style-name="P4"/>
      <text:p text:style-name="P2">          <text:span text:style-name="T2">&lt;</text:span><text:span text:style-name="T5">div</text:span><text:span text:style-name="T8"> </text:span><text:span text:style-name="T2">class</text:span><text:span text:style-name="T8">=</text:span><text:span text:style-name="T7">"carousel-item"</text:span><text:span text:style-name="T8"> </text:span><text:span text:style-name="T2">id</text:span><text:span text:style-name="T8">=</text:span><text:span text:style-name="T7">"2"</text:span><text:span text:style-name="T2">&gt;</text:span></text:p>
      <text:p text:style-name="P2">            <text:span text:style-name="T2">&lt;</text:span><text:span text:style-name="T5">div</text:span><text:span text:style-name="T8"> </text:span><text:span text:style-name="T2">class</text:span><text:span text:style-name="T8">=</text:span><text:span text:style-name="T7">"News justify-content-center"</text:span><text:span text:style-name="T2">&gt;</text:span></text:p>
      <text:p text:style-name="P2">              <text:span text:style-name="T2">&lt;</text:span><text:span text:style-name="T5">div</text:span><text:span text:style-name="T8"> </text:span><text:span text:style-name="T2">class</text:span><text:span text:style-name="T8">=</text:span><text:span text:style-name="T7">"slide-text"</text:span><text:span text:style-name="T2">&gt;</text:span></text:p>
      <text:p text:style-name="P2">                <text:span text:style-name="T2">&lt;</text:span><text:span text:style-name="T5">h5</text:span><text:span text:style-name="T8"> </text:span><text:span text:style-name="T2">style</text:span><text:span text:style-name="T8">=</text:span><text:span text:style-name="T7">"font-weight: bold;"</text:span><text:span text:style-name="T2">&gt;</text:span><text:span text:style-name="T8">Coronga</text:span><text:span text:style-name="T2">&lt;/</text:span><text:span text:style-name="T5">h5</text:span><text:span text:style-name="T2">&gt;</text:span></text:p>
      <text:p text:style-name="P2">                <text:span text:style-name="T2">&lt;</text:span><text:span text:style-name="T5">p</text:span><text:span text:style-name="T2">&gt;</text:span><text:span text:style-name="T8">Lorem ipsum dolor sit amet consectetur adipisicing elit.</text:span><text:span text:style-name="T2">&lt;/</text:span><text:span text:style-name="T5">p</text:span><text:span text:style-name="T2">&gt;</text:span></text:p>
      <text:p text:style-name="P2">              <text:span text:style-name="T2">&lt;/</text:span><text:span text:style-name="T5">div</text:span><text:span text:style-name="T2">&gt;</text:span></text:p>
      <text:p text:style-name="P2">              <text:span text:style-name="T2">&lt;</text:span><text:span text:style-name="T5">img</text:span><text:span text:style-name="T8"> </text:span><text:span text:style-name="T2">src</text:span><text:span text:style-name="T8">=</text:span><text:span text:style-name="T7">"Arquivos/Imagens/intranet_11.jpg.jpg"</text:span><text:span text:style-name="T8"> </text:span><text:span text:style-name="T2">class</text:span><text:span text:style-name="T8">=</text:span><text:span text:style-name="T7">"w-100"</text:span><text:span text:style-name="T2">&gt;</text:span></text:p>
      <text:p text:style-name="P2">            <text:span text:style-name="T2">&lt;/</text:span><text:span text:style-name="T5">div</text:span><text:span text:style-name="T2">&gt;</text:span></text:p>
      <text:p text:style-name="P2">          <text:span text:style-name="T2">&lt;/</text:span><text:span text:style-name="T5">div</text:span><text:span text:style-name="T2">&gt;</text:span></text:p>
      <text:p text:style-name="P6"/>
      <text:p text:style-name="P2">        <text:span text:style-name="T2">&lt;/</text:span><text:span text:style-name="T5">div</text:span><text:span text:style-name="T2">&gt;</text:span></text:p>
      <text:p text:style-name="P4"/>
      <text:p text:style-name="P2">      <text:span text:style-name="T2">&lt;/</text:span><text:span text:style-name="T5">div</text:span><text:span text:style-name="T2">&gt;</text:span></text:p>
      <text:p text:style-name="P2">    <text:span text:style-name="T2">&lt;/</text:span><text:span text:style-name="T5">div</text:span><text:span text:style-name="T2">&gt;</text:span></text:p>
      <text:p text:style-name="P2">    <text:span text:style-name="T3">&lt;!--Cards News--&gt;</text:span></text:p>
      <text:p text:style-name="P2">    <text:span text:style-name="T2">&lt;</text:span><text:span text:style-name="T5">form</text:span><text:span text:style-name="T8"> </text:span><text:span text:style-name="T2">action</text:span><text:span text:style-name="T8">=</text:span><text:span text:style-name="T7">"sla.php"</text:span><text:span text:style-name="T8"> </text:span><text:span text:style-name="T2">method</text:span><text:span text:style-name="T8">=</text:span><text:span text:style-name="T7">"POST"</text:span><text:span text:style-name="T8"> </text:span><text:span text:style-name="T2">id</text:span><text:span text:style-name="T8">=</text:span><text:span text:style-name="T7">"cardForm"</text:span><text:span text:style-name="T2">&gt;</text:span></text:p>
      <text:p text:style-name="P2">      <text:span text:style-name="T2">&lt;</text:span><text:span text:style-name="T5">div</text:span><text:span text:style-name="T8"> </text:span><text:span text:style-name="T2">class</text:span><text:span text:style-name="T8">=</text:span><text:span text:style-name="T7">"row justify-content-center"</text:span><text:span text:style-name="T2">&gt;</text:span></text:p>
      <text:p text:style-name="P4"/>
      <text:p text:style-name="P2">        <text:span text:style-name="T2">&lt;</text:span><text:span text:style-name="T5">div</text:span><text:span text:style-name="T8"> </text:span><text:span text:style-name="T2">class</text:span><text:span text:style-name="T8">=</text:span><text:span text:style-name="T7">"card"</text:span><text:span text:style-name="T8"> </text:span><text:span text:style-name="T2">id</text:span><text:span text:style-name="T8">=</text:span><text:span text:style-name="T7">"3"</text:span><text:span text:style-name="T2">&gt;</text:span></text:p>
      <text:p text:style-name="P2">          <text:span text:style-name="T2">&lt;</text:span><text:span text:style-name="T5">img</text:span><text:span text:style-name="T8"> </text:span><text:span text:style-name="T2">src</text:span><text:span text:style-name="T8">=</text:span><text:span text:style-name="T7">"Arquivos/Icones/emgepron-logo-2.png"</text:span><text:span text:style-name="T8"> </text:span><text:span text:style-name="T2">class</text:span><text:span text:style-name="T8">=</text:span><text:span text:style-name="T7">"card-img-top"</text:span><text:span text:style-name="T2">&gt;</text:span></text:p>
      <text:p text:style-name="P2">          <text:span text:style-name="T2">&lt;</text:span><text:span text:style-name="T5">div</text:span><text:span text:style-name="T8"> </text:span><text:span text:style-name="T2">class</text:span><text:span text:style-name="T8">=</text:span><text:span text:style-name="T7">"card-body"</text:span><text:span text:style-name="T2">&gt;</text:span></text:p>
      <text:p text:style-name="P2">            <text:span text:style-name="T2">&lt;</text:span><text:span text:style-name="T5">p</text:span><text:span text:style-name="T8"> </text:span><text:span text:style-name="T2">class</text:span><text:span text:style-name="T8">=</text:span><text:span text:style-name="T7">"card-text"</text:span><text:span text:style-name="T8"> </text:span><text:span text:style-name="T2">style</text:span><text:span text:style-name="T8">=</text:span><text:span text:style-name="T7">"text-decoration: none;"</text:span><text:span text:style-name="T2">&gt;</text:span></text:p>
      <text:p text:style-name="P2">              <text:span text:style-name="T8">aaaaaaaaaaaaaaaaaaaaaaaaaaaaaaaaaaaaaaaaaaaaaaaaaaaaaaaaaaaaaaaaaaaaaaaaaaaaaaaaaaaaaaaaaaaaaaaaaaaa</text:span><text:span text:style-name="T2">&lt;/</text:span><text:span text:style-name="T5">p</text:span><text:span text:style-name="T2">&gt;</text:span></text:p>
      <text:p text:style-name="P2">          <text:span text:style-name="T2">&lt;/</text:span><text:span text:style-name="T5">div</text:span><text:span text:style-name="T2">&gt;</text:span></text:p>
      <text:p text:style-name="P2">        <text:span text:style-name="T2">&lt;/</text:span><text:span text:style-name="T5">div</text:span><text:span text:style-name="T2">&gt;</text:span></text:p>
      <text:p text:style-name="P4"/>
      <text:p text:style-name="P2">        <text:span text:style-name="T2">&lt;</text:span><text:span text:style-name="T5">div</text:span><text:span text:style-name="T8"> </text:span><text:span text:style-name="T2">class</text:span><text:span text:style-name="T8">=</text:span><text:span text:style-name="T7">"card"</text:span><text:span text:style-name="T8"> </text:span><text:span text:style-name="T2">id</text:span><text:span text:style-name="T8">=</text:span><text:span text:style-name="T7">"4"</text:span><text:span text:style-name="T2">&gt;</text:span></text:p>
      <text:p text:style-name="P2">          <text:span text:style-name="T2">&lt;</text:span><text:span text:style-name="T5">img</text:span><text:span text:style-name="T8"> </text:span><text:span text:style-name="T2">src</text:span><text:span text:style-name="T8">=</text:span><text:span text:style-name="T7">"Arquivos/Imagens/as1.jpeg"</text:span><text:span text:style-name="T8"> </text:span><text:span text:style-name="T2">class</text:span><text:span text:style-name="T8">=</text:span><text:span text:style-name="T7">"card-img-top"</text:span><text:span text:style-name="T2">&gt;</text:span></text:p>
      <text:p text:style-name="P2">          <text:span text:style-name="T2">&lt;</text:span><text:span text:style-name="T5">div</text:span><text:span text:style-name="T8"> </text:span><text:span text:style-name="T2">class</text:span><text:span text:style-name="T8">=</text:span><text:span text:style-name="T7">"card-body"</text:span><text:span text:style-name="T2">&gt;</text:span></text:p>
      <text:p text:style-name="P2">            <text:span text:style-name="T2">&lt;</text:span><text:span text:style-name="T5">p</text:span><text:span text:style-name="T8"> </text:span><text:span text:style-name="T2">class</text:span><text:span text:style-name="T8">=</text:span><text:span text:style-name="T7">"card-text"</text:span><text:span text:style-name="T8"> </text:span><text:span text:style-name="T2">style</text:span><text:span text:style-name="T8">=</text:span><text:span text:style-name="T7">"text-decoration: none;"</text:span><text:span text:style-name="T2">&gt;</text:span><text:span text:style-name="T8">Some quick example text to build on the card title</text:span></text:p>
      <text:p text:style-name="P2">              <text:span text:style-name="T8">and make up the bulk of the</text:span></text:p>
      <text:p text:style-name="P2">              <text:span text:style-name="T8">card's content.</text:span><text:span text:style-name="T2">&lt;/</text:span><text:span text:style-name="T5">p</text:span><text:span text:style-name="T2">&gt;</text:span></text:p>
      <text:p text:style-name="P2">          <text:span text:style-name="T2">&lt;/</text:span><text:span text:style-name="T5">div</text:span><text:span text:style-name="T2">&gt;</text:span></text:p>
      <text:p text:style-name="P2">        <text:span text:style-name="T2">&lt;/</text:span><text:span text:style-name="T5">div</text:span><text:span text:style-name="T2">&gt;</text:span></text:p>
      <text:p text:style-name="P4"/>
      <text:p text:style-name="P2">        <text:span text:style-name="T2">&lt;</text:span><text:span text:style-name="T5">div</text:span><text:span text:style-name="T8"> </text:span><text:span text:style-name="T2">class</text:span><text:span text:style-name="T8">=</text:span><text:span text:style-name="T7">"card"</text:span><text:span text:style-name="T8"> </text:span><text:span text:style-name="T2">id</text:span><text:span text:style-name="T8">=</text:span><text:span text:style-name="T7">"5"</text:span><text:span text:style-name="T2">&gt;</text:span></text:p>
      <text:p text:style-name="P2">          <text:span text:style-name="T2">&lt;</text:span><text:span text:style-name="T5">img</text:span><text:span text:style-name="T8"> </text:span><text:span text:style-name="T2">src</text:span><text:span text:style-name="T8">=</text:span><text:span text:style-name="T7">"Arquivos/Imagens/bolsonaro.jpg"</text:span><text:span text:style-name="T8"> </text:span><text:span text:style-name="T2">class</text:span><text:span text:style-name="T8">=</text:span><text:span text:style-name="T7">"card-img-top"</text:span><text:span text:style-name="T2">&gt;</text:span></text:p>
      <text:p text:style-name="P2">          <text:span text:style-name="T2">&lt;</text:span><text:span text:style-name="T5">div</text:span><text:span text:style-name="T8"> </text:span><text:span text:style-name="T2">class</text:span><text:span text:style-name="T8">=</text:span><text:span text:style-name="T7">"card-body"</text:span><text:span text:style-name="T2">&gt;</text:span></text:p>
      <text:p text:style-name="P2">            <text:span text:style-name="T2">&lt;</text:span><text:span text:style-name="T5">p</text:span><text:span text:style-name="T8"> </text:span><text:span text:style-name="T2">class</text:span><text:span text:style-name="T8">=</text:span><text:span text:style-name="T7">"card-text"</text:span><text:span text:style-name="T8"> </text:span><text:span text:style-name="T2">style</text:span><text:span text:style-name="T8">=</text:span><text:span text:style-name="T7">"text-decoration: none;"</text:span><text:span text:style-name="T2">&gt;</text:span><text:span text:style-name="T8">Some quick example text to build on the card title</text:span></text:p>
      <text:p text:style-name="P2">              <text:span text:style-name="T8">and make up the bulk of the</text:span></text:p>
      <text:p text:style-name="P2">              <text:span text:style-name="T8">card's content.</text:span><text:span text:style-name="T2">&lt;/</text:span><text:span text:style-name="T5">p</text:span><text:span text:style-name="T2">&gt;</text:span></text:p>
      <text:p text:style-name="P2">          <text:span text:style-name="T2">&lt;/</text:span><text:span text:style-name="T5">div</text:span><text:span text:style-name="T2">&gt;</text:span></text:p>
      <text:p text:style-name="P2">        <text:span text:style-name="T2">&lt;/</text:span><text:span text:style-name="T5">div</text:span><text:span text:style-name="T2">&gt;</text:span></text:p>
      <text:p text:style-name="P4"/>
      <text:p text:style-name="P2">        <text:span text:style-name="T2">&lt;</text:span><text:span text:style-name="T5">div</text:span><text:span text:style-name="T8"> </text:span><text:span text:style-name="T2">class</text:span><text:span text:style-name="T8">=</text:span><text:span text:style-name="T7">"card"</text:span><text:span text:style-name="T8"> </text:span><text:span text:style-name="T2">id</text:span><text:span text:style-name="T8">=</text:span><text:span text:style-name="T7">"6"</text:span><text:span text:style-name="T2">&gt;</text:span></text:p>
      <text:p text:style-name="P2"><text:soft-page-break/>          <text:span text:style-name="T2">&lt;</text:span><text:span text:style-name="T5">img</text:span><text:span text:style-name="T8"> </text:span><text:span text:style-name="T2">src</text:span><text:span text:style-name="T8">=</text:span><text:span text:style-name="T7">"Arquivos/Imagens/base_intranet_egpn.jpg"</text:span><text:span text:style-name="T8"> </text:span><text:span text:style-name="T2">class</text:span><text:span text:style-name="T8">=</text:span><text:span text:style-name="T7">"card-img-top"</text:span><text:span text:style-name="T2">&gt;</text:span></text:p>
      <text:p text:style-name="P2">          <text:span text:style-name="T2">&lt;</text:span><text:span text:style-name="T5">div</text:span><text:span text:style-name="T8"> </text:span><text:span text:style-name="T2">class</text:span><text:span text:style-name="T8">=</text:span><text:span text:style-name="T7">"card-body"</text:span><text:span text:style-name="T2">&gt;</text:span></text:p>
      <text:p text:style-name="P2">            <text:span text:style-name="T2">&lt;</text:span><text:span text:style-name="T5">p</text:span><text:span text:style-name="T8"> </text:span><text:span text:style-name="T2">class</text:span><text:span text:style-name="T8">=</text:span><text:span text:style-name="T7">"card-text"</text:span><text:span text:style-name="T8"> </text:span><text:span text:style-name="T2">style</text:span><text:span text:style-name="T8">=</text:span><text:span text:style-name="T7">"text-decoration: none;"</text:span><text:span text:style-name="T2">&gt;</text:span><text:span text:style-name="T8">Some quick example text to build on the card title</text:span></text:p>
      <text:p text:style-name="P2">              <text:span text:style-name="T8">and make up the bulk of the</text:span></text:p>
      <text:p text:style-name="P2">              <text:span text:style-name="T8">card's content.</text:span><text:span text:style-name="T2">&lt;/</text:span><text:span text:style-name="T5">p</text:span><text:span text:style-name="T2">&gt;</text:span></text:p>
      <text:p text:style-name="P2">          <text:span text:style-name="T2">&lt;/</text:span><text:span text:style-name="T5">div</text:span><text:span text:style-name="T2">&gt;</text:span></text:p>
      <text:p text:style-name="P2">        <text:span text:style-name="T2">&lt;/</text:span><text:span text:style-name="T5">div</text:span><text:span text:style-name="T2">&gt;</text:span></text:p>
      <text:p text:style-name="P4"/>
      <text:p text:style-name="P2">      <text:span text:style-name="T2">&lt;/</text:span><text:span text:style-name="T5">div</text:span><text:span text:style-name="T2">&gt;</text:span></text:p>
      <text:p text:style-name="P2">      <text:span text:style-name="T2">&lt;</text:span><text:span text:style-name="T5">input</text:span><text:span text:style-name="T8"> </text:span><text:span text:style-name="T2">type</text:span><text:span text:style-name="T8">=</text:span><text:span text:style-name="T7">"text"</text:span><text:span text:style-name="T8"> </text:span><text:span text:style-name="T2">hidden</text:span><text:span text:style-name="T8"> </text:span><text:span text:style-name="T2">name</text:span><text:span text:style-name="T8">=</text:span><text:span text:style-name="T7">"slaaa"</text:span><text:span text:style-name="T8"> </text:span><text:span text:style-name="T2">value</text:span><text:span text:style-name="T8">=</text:span><text:span text:style-name="T7">"nada"</text:span><text:span text:style-name="T8"> </text:span><text:span text:style-name="T2">id</text:span><text:span text:style-name="T8">=</text:span><text:span text:style-name="T7">"fake"</text:span><text:span text:style-name="T2">&gt;</text:span></text:p>
      <text:p text:style-name="P2">    <text:span text:style-name="T2">&lt;/</text:span><text:span text:style-name="T5">form</text:span><text:span text:style-name="T2">&gt;</text:span></text:p>
      <text:p text:style-name="P4"/>
      <text:p text:style-name="P2">    <text:span text:style-name="T3">&lt;!--Cards News Pagination--&gt;</text:span></text:p>
      <text:p text:style-name="P2">    <text:span text:style-name="T2">&lt;</text:span><text:span text:style-name="T5">nav</text:span><text:span text:style-name="T8"> </text:span><text:span text:style-name="T2">class</text:span><text:span text:style-name="T8">=</text:span><text:span text:style-name="T7">"d-flex justify-content-center"</text:span><text:span text:style-name="T8"> </text:span><text:span text:style-name="T2">style</text:span><text:span text:style-name="T8">=</text:span><text:span text:style-name="T7">"margin-top:10px"</text:span><text:span text:style-name="T2">&gt;</text:span></text:p>
      <text:p text:style-name="P2">      <text:span text:style-name="T2">&lt;</text:span><text:span text:style-name="T5">ul</text:span><text:span text:style-name="T8"> </text:span><text:span text:style-name="T2">class</text:span><text:span text:style-name="T8">=</text:span><text:span text:style-name="T7">"pagination"</text:span><text:span text:style-name="T2">&gt;</text:span></text:p>
      <text:p text:style-name="P2">        <text:span text:style-name="T2">&lt;</text:span><text:span text:style-name="T5">li</text:span><text:span text:style-name="T8"> </text:span><text:span text:style-name="T2">class</text:span><text:span text:style-name="T8">=</text:span><text:span text:style-name="T7">"page-item"</text:span><text:span text:style-name="T2">&gt;&lt;</text:span><text:span text:style-name="T5">a</text:span><text:span text:style-name="T8"> </text:span><text:span text:style-name="T2">class</text:span><text:span text:style-name="T8">=</text:span><text:span text:style-name="T7">"page-link"</text:span><text:span text:style-name="T2">&gt;</text:span><text:span text:style-name="T8">1</text:span><text:span text:style-name="T2">&lt;/</text:span><text:span text:style-name="T5">a</text:span><text:span text:style-name="T2">&gt;&lt;/</text:span><text:span text:style-name="T5">li</text:span><text:span text:style-name="T2">&gt;</text:span></text:p>
      <text:p text:style-name="P2">        <text:span text:style-name="T2">&lt;</text:span><text:span text:style-name="T5">li</text:span><text:span text:style-name="T8"> </text:span><text:span text:style-name="T2">class</text:span><text:span text:style-name="T8">=</text:span><text:span text:style-name="T7">"page-item"</text:span><text:span text:style-name="T2">&gt;&lt;</text:span><text:span text:style-name="T5">a</text:span><text:span text:style-name="T8"> </text:span><text:span text:style-name="T2">class</text:span><text:span text:style-name="T8">=</text:span><text:span text:style-name="T7">"page-link"</text:span><text:span text:style-name="T2">&gt;</text:span><text:span text:style-name="T8">2</text:span><text:span text:style-name="T2">&lt;/</text:span><text:span text:style-name="T5">a</text:span><text:span text:style-name="T2">&gt;&lt;/</text:span><text:span text:style-name="T5">li</text:span><text:span text:style-name="T2">&gt;</text:span></text:p>
      <text:p text:style-name="P2">        <text:span text:style-name="T2">&lt;</text:span><text:span text:style-name="T5">li</text:span><text:span text:style-name="T8"> </text:span><text:span text:style-name="T2">class</text:span><text:span text:style-name="T8">=</text:span><text:span text:style-name="T7">"page-item"</text:span><text:span text:style-name="T2">&gt;&lt;</text:span><text:span text:style-name="T5">a</text:span><text:span text:style-name="T8"> </text:span><text:span text:style-name="T2">class</text:span><text:span text:style-name="T8">=</text:span><text:span text:style-name="T7">"page-link"</text:span><text:span text:style-name="T2">&gt;</text:span><text:span text:style-name="T8">3</text:span><text:span text:style-name="T2">&lt;/</text:span><text:span text:style-name="T5">a</text:span><text:span text:style-name="T2">&gt;&lt;/</text:span><text:span text:style-name="T5">li</text:span><text:span text:style-name="T2">&gt;</text:span></text:p>
      <text:p text:style-name="P2">        <text:span text:style-name="T2">&lt;</text:span><text:span text:style-name="T5">li</text:span><text:span text:style-name="T8"> </text:span><text:span text:style-name="T2">class</text:span><text:span text:style-name="T8">=</text:span><text:span text:style-name="T7">"page-item"</text:span><text:span text:style-name="T2">&gt;&lt;</text:span><text:span text:style-name="T5">a</text:span><text:span text:style-name="T8"> </text:span><text:span text:style-name="T2">class</text:span><text:span text:style-name="T8">=</text:span><text:span text:style-name="T7">"page-link"</text:span><text:span text:style-name="T2">&gt;</text:span><text:span text:style-name="T8">4</text:span><text:span text:style-name="T2">&lt;/</text:span><text:span text:style-name="T5">a</text:span><text:span text:style-name="T2">&gt;&lt;/</text:span><text:span text:style-name="T5">li</text:span><text:span text:style-name="T2">&gt;</text:span></text:p>
      <text:p text:style-name="P2">        <text:span text:style-name="T2">&lt;</text:span><text:span text:style-name="T5">li</text:span><text:span text:style-name="T8"> </text:span><text:span text:style-name="T2">class</text:span><text:span text:style-name="T8">=</text:span><text:span text:style-name="T7">"page-item"</text:span><text:span text:style-name="T2">&gt;&lt;</text:span><text:span text:style-name="T5">a</text:span><text:span text:style-name="T8"> </text:span><text:span text:style-name="T2">class</text:span><text:span text:style-name="T8">=</text:span><text:span text:style-name="T7">"page-link"</text:span><text:span text:style-name="T2">&gt;</text:span><text:span text:style-name="T8">5</text:span><text:span text:style-name="T2">&lt;/</text:span><text:span text:style-name="T5">a</text:span><text:span text:style-name="T2">&gt;&lt;/</text:span><text:span text:style-name="T5">li</text:span><text:span text:style-name="T2">&gt;</text:span></text:p>
      <text:p text:style-name="P2">        <text:span text:style-name="T2">&lt;</text:span><text:span text:style-name="T5">li</text:span><text:span text:style-name="T8"> </text:span><text:span text:style-name="T2">class</text:span><text:span text:style-name="T8">=</text:span><text:span text:style-name="T7">"page-item"</text:span><text:span text:style-name="T2">&gt;&lt;</text:span><text:span text:style-name="T5">a</text:span><text:span text:style-name="T8"> </text:span><text:span text:style-name="T2">class</text:span><text:span text:style-name="T8">=</text:span><text:span text:style-name="T7">"page-link"</text:span><text:span text:style-name="T2">&gt;</text:span><text:span text:style-name="T8">6</text:span><text:span text:style-name="T2">&lt;/</text:span><text:span text:style-name="T5">a</text:span><text:span text:style-name="T2">&gt;&lt;/</text:span><text:span text:style-name="T5">li</text:span><text:span text:style-name="T2">&gt;</text:span></text:p>
      <text:p text:style-name="P2">        <text:span text:style-name="T2">&lt;</text:span><text:span text:style-name="T5">li</text:span><text:span text:style-name="T8"> </text:span><text:span text:style-name="T2">class</text:span><text:span text:style-name="T8">=</text:span><text:span text:style-name="T7">"page-item"</text:span><text:span text:style-name="T2">&gt;&lt;</text:span><text:span text:style-name="T5">a</text:span><text:span text:style-name="T8"> </text:span><text:span text:style-name="T2">class</text:span><text:span text:style-name="T8">=</text:span><text:span text:style-name="T7">"page-link"</text:span><text:span text:style-name="T2">&gt;</text:span><text:span text:style-name="T8">7</text:span><text:span text:style-name="T2">&lt;/</text:span><text:span text:style-name="T5">a</text:span><text:span text:style-name="T2">&gt;&lt;/</text:span><text:span text:style-name="T5">li</text:span><text:span text:style-name="T2">&gt;</text:span></text:p>
      <text:p text:style-name="P2">        <text:span text:style-name="T2">&lt;</text:span><text:span text:style-name="T5">li</text:span><text:span text:style-name="T8"> </text:span><text:span text:style-name="T2">class</text:span><text:span text:style-name="T8">=</text:span><text:span text:style-name="T7">"page-item"</text:span><text:span text:style-name="T2">&gt;&lt;</text:span><text:span text:style-name="T5">a</text:span><text:span text:style-name="T8"> </text:span><text:span text:style-name="T2">class</text:span><text:span text:style-name="T8">=</text:span><text:span text:style-name="T7">"page-link"</text:span><text:span text:style-name="T2">&gt;</text:span><text:span text:style-name="T8">8</text:span><text:span text:style-name="T2">&lt;/</text:span><text:span text:style-name="T5">a</text:span><text:span text:style-name="T2">&gt;&lt;/</text:span><text:span text:style-name="T5">li</text:span><text:span text:style-name="T2">&gt;</text:span></text:p>
      <text:p text:style-name="P2">        <text:span text:style-name="T2">&lt;</text:span><text:span text:style-name="T5">li</text:span><text:span text:style-name="T8"> </text:span><text:span text:style-name="T2">class</text:span><text:span text:style-name="T8">=</text:span><text:span text:style-name="T7">"page-item"</text:span><text:span text:style-name="T2">&gt;&lt;</text:span><text:span text:style-name="T5">a</text:span><text:span text:style-name="T8"> </text:span><text:span text:style-name="T2">class</text:span><text:span text:style-name="T8">=</text:span><text:span text:style-name="T7">"page-link"</text:span><text:span text:style-name="T2">&gt;</text:span><text:span text:style-name="T8">9</text:span><text:span text:style-name="T2">&lt;/</text:span><text:span text:style-name="T5">a</text:span><text:span text:style-name="T2">&gt;&lt;/</text:span><text:span text:style-name="T5">li</text:span><text:span text:style-name="T2">&gt;</text:span></text:p>
      <text:p text:style-name="P2">        <text:span text:style-name="T2">&lt;</text:span><text:span text:style-name="T5">li</text:span><text:span text:style-name="T8"> </text:span><text:span text:style-name="T2">class</text:span><text:span text:style-name="T8">=</text:span><text:span text:style-name="T7">"page-item"</text:span><text:span text:style-name="T2">&gt;&lt;</text:span><text:span text:style-name="T5">a</text:span><text:span text:style-name="T8"> </text:span><text:span text:style-name="T2">class</text:span><text:span text:style-name="T8">=</text:span><text:span text:style-name="T7">"page-link"</text:span><text:span text:style-name="T2">&gt;</text:span><text:span text:style-name="T8">10</text:span><text:span text:style-name="T2">&lt;/</text:span><text:span text:style-name="T5">a</text:span><text:span text:style-name="T2">&gt;&lt;/</text:span><text:span text:style-name="T5">li</text:span><text:span text:style-name="T2">&gt;</text:span></text:p>
      <text:p text:style-name="P2">      <text:span text:style-name="T2">&lt;/</text:span><text:span text:style-name="T5">ul</text:span><text:span text:style-name="T2">&gt;</text:span></text:p>
      <text:p text:style-name="P2">    <text:span text:style-name="T2">&lt;/</text:span><text:span text:style-name="T5">nav</text:span><text:span text:style-name="T2">&gt;</text:span></text:p>
      <text:p text:style-name="P2">  <text:span text:style-name="T2">&lt;/</text:span><text:span text:style-name="T5">div</text:span><text:span text:style-name="T2">&gt;</text:span></text:p>
      <text:p text:style-name="P4"/>
      <text:p text:style-name="P2">  <text:span text:style-name="T2">&lt;</text:span><text:span text:style-name="T5">script</text:span><text:span text:style-name="T2">&gt;</text:span></text:p>
      <text:p text:style-name="P4"/>
      <text:p text:style-name="P2"><text:span text:style-name="T9">    </text:span><text:span text:style-name="T11">var</text:span><text:span text:style-name="T10"> </text:span><text:span text:style-name="T5">sla3</text:span><text:span text:style-name="T10"> </text:span><text:span text:style-name="T12">=</text:span><text:span text:style-name="T10"> </text:span><text:span text:style-name="T5">document</text:span><text:span text:style-name="T10">.</text:span><text:span text:style-name="T5">getElementsByClassName</text:span><text:span text:style-name="T10">(</text:span><text:span text:style-name="T7">"page-link"</text:span><text:span text:style-name="T10">);</text:span></text:p>
      <text:p text:style-name="P2"><text:span text:style-name="T9">    </text:span><text:span text:style-name="T11">var</text:span><text:span text:style-name="T10"> </text:span><text:span text:style-name="T5">pageNews</text:span><text:span text:style-name="T10"> </text:span><text:span text:style-name="T12">=</text:span><text:span text:style-name="T10"> [];</text:span></text:p>
      <text:p text:style-name="P2"><text:span text:style-name="T9">    </text:span><text:span text:style-name="T12">for</text:span><text:span text:style-name="T10"> (</text:span><text:span text:style-name="T11">var</text:span><text:span text:style-name="T10"> </text:span><text:span text:style-name="T5">i</text:span><text:span text:style-name="T10"> </text:span><text:span text:style-name="T12">=</text:span><text:span text:style-name="T10"> </text:span><text:span text:style-name="T13">0</text:span><text:span text:style-name="T10">; </text:span><text:span text:style-name="T5">i</text:span><text:span text:style-name="T10"> </text:span><text:span text:style-name="T12">&lt;</text:span><text:span text:style-name="T10"> </text:span><text:span text:style-name="T5">sla3</text:span><text:span text:style-name="T10">.</text:span><text:span text:style-name="T5">length</text:span><text:span text:style-name="T10">; </text:span><text:span text:style-name="T5">i</text:span><text:span text:style-name="T12">++</text:span><text:span text:style-name="T10">) {</text:span></text:p>
      <text:p text:style-name="P2"><text:span text:style-name="T9">      </text:span><text:span text:style-name="T5">pageNews</text:span><text:span text:style-name="T10">[</text:span><text:span text:style-name="T5">i</text:span><text:span text:style-name="T10">];</text:span></text:p>
      <text:p text:style-name="P2"><text:span text:style-name="T9">      </text:span><text:span text:style-name="T5">console</text:span><text:span text:style-name="T10">.</text:span><text:span text:style-name="T5">log</text:span><text:span text:style-name="T10">(</text:span><text:span text:style-name="T5">pageNews</text:span><text:span text:style-name="T10">[</text:span><text:span text:style-name="T5">i</text:span><text:span text:style-name="T10">]);</text:span></text:p>
      <text:p text:style-name="P3">    <text:span text:style-name="T8">}</text:span></text:p>
      <text:p text:style-name="P4"/>
      <text:p text:style-name="P2"><text:span text:style-name="T9">    </text:span><text:span text:style-name="T11">var</text:span><text:span text:style-name="T10"> </text:span><text:span text:style-name="T5">cards</text:span><text:span text:style-name="T10"> </text:span><text:span text:style-name="T12">=</text:span><text:span text:style-name="T10"> [];</text:span></text:p>
      <text:p text:style-name="P2"><text:span text:style-name="T9">    </text:span><text:span text:style-name="T12">for</text:span><text:span text:style-name="T10"> (</text:span><text:span text:style-name="T11">var</text:span><text:span text:style-name="T10"> </text:span><text:span text:style-name="T5">i</text:span><text:span text:style-name="T10"> </text:span><text:span text:style-name="T12">=</text:span><text:span text:style-name="T10"> </text:span><text:span text:style-name="T13">0</text:span><text:span text:style-name="T10">; </text:span><text:span text:style-name="T5">i</text:span><text:span text:style-name="T10"> </text:span><text:span text:style-name="T12">&lt;</text:span><text:span text:style-name="T10"> </text:span><text:span text:style-name="T13">7</text:span><text:span text:style-name="T10">; </text:span><text:span text:style-name="T5">i</text:span><text:span text:style-name="T12">++</text:span><text:span text:style-name="T10">) {</text:span></text:p>
      <text:p text:style-name="P2"><text:span text:style-name="T9">      </text:span><text:span text:style-name="T5">cards</text:span><text:span text:style-name="T10">[</text:span><text:span text:style-name="T5">i</text:span><text:span text:style-name="T10">];</text:span></text:p>
      <text:p text:style-name="P2"><text:span text:style-name="T9">      </text:span><text:span text:style-name="T11">var</text:span><text:span text:style-name="T10"> </text:span><text:span text:style-name="T5">ids</text:span><text:span text:style-name="T10"> </text:span><text:span text:style-name="T12">=</text:span><text:span text:style-name="T10"> </text:span><text:span text:style-name="T5">document</text:span><text:span text:style-name="T10">.</text:span><text:span text:style-name="T5">getElementById</text:span><text:span text:style-name="T10">([</text:span><text:span text:style-name="T5">i</text:span><text:span text:style-name="T10">]);</text:span></text:p>
      <text:p text:style-name="P2"><text:span text:style-name="T9">      </text:span><text:span text:style-name="T5">ids</text:span><text:span text:style-name="T10">.</text:span><text:span text:style-name="T5">addEventListener</text:span><text:span text:style-name="T10">(</text:span><text:span text:style-name="T7">'click'</text:span><text:span text:style-name="T10">, </text:span><text:span text:style-name="T11">function</text:span><text:span text:style-name="T10"> () {</text:span></text:p>
      <text:p text:style-name="P4"/>
      <text:p text:style-name="P2"><text:span text:style-name="T9">        </text:span><text:span text:style-name="T11">var</text:span><text:span text:style-name="T10"> </text:span><text:span text:style-name="T5">SelectedNews</text:span><text:span text:style-name="T10"> </text:span><text:span text:style-name="T12">=</text:span><text:span text:style-name="T10"> </text:span><text:span text:style-name="T5">this</text:span><text:span text:style-name="T10">.</text:span><text:span text:style-name="T5">id</text:span><text:span text:style-name="T10">;</text:span></text:p>
      <text:p text:style-name="P2"><text:span text:style-name="T9">        </text:span><text:span text:style-name="T5">fds</text:span><text:span text:style-name="T10"> </text:span><text:span text:style-name="T12">=</text:span><text:span text:style-name="T10"> </text:span><text:span text:style-name="T5">document</text:span><text:span text:style-name="T10">.</text:span><text:span text:style-name="T5">getElementById</text:span><text:span text:style-name="T10">(</text:span><text:span text:style-name="T7">"fake"</text:span><text:span text:style-name="T10">) </text:span><text:span text:style-name="T3">//  fazer variavel de sessão para armazenar o valor da noticia selecionada / </text:span></text:p>
      <text:p text:style-name="P2"><text:span text:style-name="T9">        </text:span><text:span text:style-name="T5">fds</text:span><text:span text:style-name="T10">.</text:span><text:span text:style-name="T5">setAttribute</text:span><text:span text:style-name="T10">(</text:span><text:span text:style-name="T7">"value"</text:span><text:span text:style-name="T10">, </text:span><text:span text:style-name="T5">SelectedNews</text:span><text:span text:style-name="T10">)</text:span></text:p>
      <text:p text:style-name="P2"><text:span text:style-name="T9">        </text:span><text:span text:style-name="T5">sdf</text:span><text:span text:style-name="T10"> </text:span><text:span text:style-name="T12">=</text:span><text:span text:style-name="T10"> </text:span><text:span text:style-name="T5">document</text:span><text:span text:style-name="T10">.</text:span><text:span text:style-name="T5">getElementById</text:span><text:span text:style-name="T10">(</text:span><text:span text:style-name="T7">"cardForm"</text:span><text:span text:style-name="T10">);</text:span></text:p>
      <text:p text:style-name="P2"><text:span text:style-name="T9">        </text:span><text:span text:style-name="T5">sdf</text:span><text:span text:style-name="T10">.</text:span><text:span text:style-name="T5">submit</text:span><text:span text:style-name="T10">();</text:span></text:p>
      <text:p text:style-name="P3"><text:soft-page-break/>      <text:span text:style-name="T8">});</text:span></text:p>
      <text:p text:style-name="P3">    <text:span text:style-name="T8">}</text:span></text:p>
      <text:p text:style-name="P2"><text:span text:style-name="T9">  </text:span><text:span text:style-name="T2">&lt;/</text:span><text:span text:style-name="T5">script</text:span><text:span text:style-name="T2">&gt;</text:span></text:p>
      <text:p text:style-name="P4"/>
      <text:p text:style-name="P2">  <text:span text:style-name="T2">&lt;</text:span><text:span text:style-name="T5">script</text:span><text:span text:style-name="T10"> </text:span><text:span text:style-name="T2">src</text:span><text:span text:style-name="T10">=</text:span><text:span text:style-name="T7">"javascript/sidebar.js"</text:span><text:span text:style-name="T2">&gt;&lt;/</text:span><text:span text:style-name="T5">script</text:span><text:span text:style-name="T2">&gt;</text:span></text:p>
      <text:p text:style-name="P2">  <text:span text:style-name="T2">&lt;</text:span><text:span text:style-name="T5">script</text:span><text:span text:style-name="T10"> </text:span><text:span text:style-name="T2">src</text:span><text:span text:style-name="T10">=</text:span><text:span text:style-name="T7">"javascript/jquery-3.5.1.min.js"</text:span><text:span text:style-name="T2">&gt;&lt;/</text:span><text:span text:style-name="T5">script</text:span><text:span text:style-name="T2">&gt;</text:span></text:p>
      <text:p text:style-name="P2">  <text:span text:style-name="T2">&lt;</text:span><text:span text:style-name="T5">script</text:span><text:span text:style-name="T10"> </text:span><text:span text:style-name="T2">src</text:span><text:span text:style-name="T10">=</text:span><text:span text:style-name="T7">"javascript/js/bootstrap.min.js"</text:span><text:span text:style-name="T2">&gt;&lt;/</text:span><text:span text:style-name="T5">script</text:span><text:span text:style-name="T2">&gt;</text:span></text:p>
      <text:p text:style-name="P4"/>
      <text:p text:style-name="P1"><text:span text:style-name="T1">&lt;/</text:span><text:span text:style-name="T4">body</text:span><text:span text:style-name="T1">&gt;</text:span></text:p>
      <text:p text:style-name="P4"/>
      <text:p text:style-name="P1"><text:span text:style-name="T1">&lt;/</text:span><text:span text:style-name="T4">html</text:span><text:span text:style-name="T1">&gt;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8T13:21:49.814000000</meta:creation-date>
    <dc:date>2021-02-18T13:22:19.541000000</dc:date>
    <meta:editing-duration>PT30S</meta:editing-duration>
    <meta:editing-cycles>1</meta:editing-cycles>
    <meta:generator>LibreOffice/7.0.3.1$Windows_X86_64 LibreOffice_project/d7547858d014d4cf69878db179d326fc3483e082</meta:generator>
    <meta:document-statistic meta:table-count="0" meta:image-count="0" meta:object-count="0" meta:page-count="5" meta:paragraph-count="165" meta:word-count="563" meta:character-count="7442" meta:non-whitespace-character-count="5734"/>
  </office:meta>
</office:document-meta>
</file>